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9b7" officeooo:paragraph-rsid="0003a9b7"/>
    </style:style>
    <style:style style:name="P2" style:family="paragraph" style:parent-style-name="Standard">
      <style:text-properties officeooo:rsid="0004bf65" officeooo:paragraph-rsid="0004bf65"/>
    </style:style>
    <style:style style:name="P3" style:family="paragraph" style:parent-style-name="Standard">
      <style:text-properties officeooo:rsid="00063da8" officeooo:paragraph-rsid="00063da8"/>
    </style:style>
    <style:style style:name="P4" style:family="paragraph" style:parent-style-name="Standard">
      <style:text-properties officeooo:rsid="00080c0a" officeooo:paragraph-rsid="00080c0a"/>
    </style:style>
    <style:style style:name="P5" style:family="paragraph" style:parent-style-name="Standard">
      <style:text-properties fo:color="#000000" officeooo:rsid="00087053" officeooo:paragraph-rsid="00087053"/>
    </style:style>
    <style:style style:name="P6" style:family="paragraph" style:parent-style-name="Standard">
      <style:text-properties fo:color="#000000" officeooo:rsid="000b3281" officeooo:paragraph-rsid="000b3281"/>
    </style:style>
    <style:style style:name="P7" style:family="paragraph" style:parent-style-name="Standard">
      <style:text-properties fo:color="#000000" officeooo:rsid="000d9841" officeooo:paragraph-rsid="000d9841"/>
    </style:style>
    <style:style style:name="P8" style:family="paragraph" style:parent-style-name="Standard">
      <style:text-properties fo:color="#000000" officeooo:rsid="000ef5fb" officeooo:paragraph-rsid="000ef5fb"/>
    </style:style>
    <style:style style:name="P9" style:family="paragraph" style:parent-style-name="Standard">
      <style:text-properties fo:color="#000000" officeooo:rsid="0010fe30" officeooo:paragraph-rsid="0010fe30"/>
    </style:style>
    <style:style style:name="P10" style:family="paragraph" style:parent-style-name="Standard">
      <style:text-properties fo:color="#000000" officeooo:rsid="0010fe30" officeooo:paragraph-rsid="0013e85b"/>
    </style:style>
    <style:style style:name="P11" style:family="paragraph" style:parent-style-name="Standard">
      <style:text-properties fo:color="#000000" officeooo:rsid="00189595" officeooo:paragraph-rsid="00189595"/>
    </style:style>
    <style:style style:name="P12" style:family="paragraph" style:parent-style-name="Standard">
      <style:text-properties fo:color="#000000" officeooo:rsid="001a28a1" officeooo:paragraph-rsid="001a28a1"/>
    </style:style>
    <style:style style:name="P13" style:family="paragraph" style:parent-style-name="Standard">
      <style:text-properties fo:color="#000000" officeooo:rsid="001c7efc" officeooo:paragraph-rsid="001c7efc"/>
    </style:style>
    <style:style style:name="P14" style:family="paragraph" style:parent-style-name="Standard">
      <style:text-properties fo:color="#000000" officeooo:rsid="00226597" officeooo:paragraph-rsid="00226597"/>
    </style:style>
    <style:style style:name="P15" style:family="paragraph" style:parent-style-name="Standard">
      <style:text-properties fo:color="#000000" officeooo:rsid="002796b7" officeooo:paragraph-rsid="002796b7"/>
    </style:style>
    <style:style style:name="P16" style:family="paragraph" style:parent-style-name="Standard">
      <style:text-properties fo:color="#000000" officeooo:rsid="002a1628" officeooo:paragraph-rsid="002a1628"/>
    </style:style>
    <style:style style:name="P17" style:family="paragraph" style:parent-style-name="Standard">
      <style:text-properties fo:color="#000000" officeooo:rsid="002d7e41" officeooo:paragraph-rsid="002d7e41"/>
    </style:style>
    <style:style style:name="P18" style:family="paragraph" style:parent-style-name="Standard">
      <style:text-properties fo:color="#000000" officeooo:rsid="002fab75" officeooo:paragraph-rsid="002fab75"/>
    </style:style>
    <style:style style:name="P19" style:family="paragraph" style:parent-style-name="Standard">
      <style:text-properties fo:color="#000000" officeooo:rsid="0038234b" officeooo:paragraph-rsid="0038234b"/>
    </style:style>
    <style:style style:name="P20" style:family="paragraph" style:parent-style-name="Standard">
      <style:text-properties officeooo:rsid="00122a66" officeooo:paragraph-rsid="00122a66"/>
    </style:style>
    <style:style style:name="P21" style:family="paragraph" style:parent-style-name="Standard">
      <style:text-properties officeooo:rsid="00250813" officeooo:paragraph-rsid="00250813"/>
    </style:style>
    <style:style style:name="P22" style:family="paragraph" style:parent-style-name="Standard">
      <style:text-properties officeooo:rsid="0032dad1" officeooo:paragraph-rsid="0032dad1"/>
    </style:style>
    <style:style style:name="P23" style:family="paragraph" style:parent-style-name="Standard">
      <style:text-properties officeooo:rsid="003397d0" officeooo:paragraph-rsid="003397d0"/>
    </style:style>
    <style:style style:name="T1" style:family="text">
      <style:text-properties officeooo:rsid="0004bf65"/>
    </style:style>
    <style:style style:name="T2" style:family="text">
      <style:text-properties officeooo:rsid="00063da8"/>
    </style:style>
    <style:style style:name="T3" style:family="text">
      <style:text-properties fo:color="#ff3333"/>
    </style:style>
    <style:style style:name="T4" style:family="text">
      <style:text-properties fo:color="#ff3333" officeooo:rsid="0007b93a"/>
    </style:style>
    <style:style style:name="T5" style:family="text">
      <style:text-properties officeooo:rsid="000a7863"/>
    </style:style>
    <style:style style:name="T6" style:family="text">
      <style:text-properties officeooo:rsid="000d0925"/>
    </style:style>
    <style:style style:name="T7" style:family="text">
      <style:text-properties fo:color="#ff6600"/>
    </style:style>
    <style:style style:name="T8" style:family="text">
      <style:text-properties fo:color="#ff6600" officeooo:rsid="0008035a"/>
    </style:style>
    <style:style style:name="T9" style:family="text">
      <style:text-properties fo:color="#ff6600" officeooo:rsid="000d0925"/>
    </style:style>
    <style:style style:name="T10" style:family="text">
      <style:text-properties officeooo:rsid="0013e85b"/>
    </style:style>
    <style:style style:name="T11" style:family="text">
      <style:text-properties officeooo:rsid="002f4100"/>
    </style:style>
    <style:style style:name="T12" style:family="text">
      <style:text-properties officeooo:rsid="0032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ck memory （递归调用的外部记忆）<text:span text:style-name="T12">(确定性的stack memory)</text:span></text:p>
      <text:p text:style-name="P1">2.真实的外部知识库</text:p>
      <text:p text:style-name="P1">3.通用算法学习</text:p>
      <text:p text:style-name="P20">4.比较各个模型的实验结果</text:p>
      <text:p text:style-name="P21">5.学习时间和学习样本数的关系</text:p>
      <text:p text:style-name="P22">6.长表达式(a+b*c+d)</text:p>
      <text:p text:style-name="P23">7.学习算法就是学习一种数据结构，比如6里的算法可以通过学习一个栈；比如recall 可以通过学习一个hash；</text:p>
      <text:p text:style-name="P1"/>
      <text:p text:style-name="P1">摘要摘抄</text:p>
      <text:p text:style-name="P1"/>
      <text:p text:style-name="P1">1.Dynamic memory network:</text:p>
      <text:p text:style-name="P1">主要介绍DMN模型，并用于解决QA问题</text:p>
      <text:p text:style-name="P1">Memory主要是指Episodic Memory</text:p>
      <text:p text:style-name="P1"/>
      <text:p text:style-name="P1">2.<text:span text:style-name="T3">Memory NetWorks</text:span><text:span text:style-name="T4">（重要）</text:span></text:p>
      <text:p text:style-name="P1">一种<text:span text:style-name="T1">long-term memory。使用QA验证模型的能力</text:span></text:p>
      <text:p text:style-name="P1"/>
      <text:p text:style-name="P2">For example, consider the task of being told a set of facts or a story, and then having to answer questions on that subject. In principle this could be achieved by a language modeler such as a recurrent neural network(RNN) as these models are trained to predict the next word to output after having read a stream of words. However, their memory is typically too small, and is not compartmentalized enough <text:span text:style-name="T2">to accurately remember facts from the past. RNNs are known to have difficulty in performing memorization, for example the simple copying task of outputing the same input sequence they have just read. ……</text:span></text:p>
      <text:p text:style-name="P2"/>
      <text:p text:style-name="P3">memory networks 的定义:</text:p>
      <text:p text:style-name="P3">……</text:p>
      <text:p text:style-name="P3"/>
      <text:p text:style-name="P3"/>
      <text:p text:style-name="P1"/>
      <text:p text:style-name="P2">3.<text:span text:style-name="T7">Ne</text:span><text:span text:style-name="T8">ural GPUs Learn algorithms</text:span></text:p>
      <text:p text:style-name="P2"/>
      <text:p text:style-name="P4">1.highly parallel which makes it easier to train and efficient to run</text:p>
      <text:p text:style-name="P4">2.handle inputs of arbitrary</text:p>
      <text:p text:style-name="P4">3.<text:span text:style-name="T3">parameter sharing relaxation</text:span></text:p>
      <text:p text:style-name="P4"><text:span text:style-name="T3"/></text:p>
      <text:p text:style-name="P5">stack rnn 解决了一些算法问题，但是有一些限制</text:p>
      <text:p text:style-name="P5">NTM <text:span text:style-name="T5">to depth, hard to train, impossible to paralleloze</text:span></text:p>
      <text:p text:style-name="P5"/>
      <text:p text:style-name="P6">相关的有是<text:span text:style-name="T7">Grid LSTM</text:span><text:span text:style-name="T6">， convoluional LSTMs, </text:span><text:span text:style-name="T9">Stack RNN</text:span></text:p>
      <text:p text:style-name="P6"/>
      <text:p text:style-name="P7">4.Neural Turing Machine</text:p>
      <text:p text:style-name="P8">a differentiable cumputer that can be trained by gradient descent, </text:p>
      <text:p text:style-name="P8"/>
      <text:p text:style-name="P9">提到的一篇重要论文:Learning to execute</text:p>
      <text:p text:style-name="P10">T<text:span text:style-name="T10">he resulting models produce approximate solutions to these problems in a purely data driven fashion(i,e when w only have examples of inputs and desired outputs). </text:span></text:p>
      <text:p text:style-name="P10"/>
      <text:p text:style-name="P10"><text:span text:style-name="T10">主要贡献:</text:span></text:p>
      <text:p text:style-name="P10"><text:soft-page-break/><text:span text:style-name="T10">…… </text:span></text:p>
      <text:p text:style-name="P10"/>
      <text:p text:style-name="P11">5.Grid Long Short-Term Memory</text:p>
      <text:p text:style-name="P12">The network provides a unified way of using LSTM for both deep and sequential computation.</text:p>
      <text:p text:style-name="P12"/>
      <text:p text:style-name="P13">We apply the model to algorithmic tasks such as 15-digit integer addition and sequence</text:p>
      <text:p text:style-name="P13">memorization, where it is able to significantly outperform the standard LSTM. We then give results for two empirical tasks.</text:p>
      <text:p text:style-name="P13"/>
      <text:p text:style-name="P14">Since the gates can prevent the rest of the network from modifying the contents of the memory cells for multiple time steps, LSTM networks preserve signals and propagate errors for much longer than</text:p>
      <text:p text:style-name="P14">ordinary recurrent neural networks.</text:p>
      <text:p text:style-name="P14"/>
      <text:p text:style-name="P15">6.Stack RNN</text:p>
      <text:p text:style-name="P15"/>
      <text:p text:style-name="P16">近年来的研究主要集中于使用GPU或者集群增强学习算法</text:p>
      <text:p text:style-name="P16">然而首要的任务仍然是提出新的方法</text:p>
      <text:p text:style-name="P16">DNN的各种突破</text:p>
      <text:p text:style-name="P16"/>
      <text:p text:style-name="P16">以往的研究:非线性和多层网路的兴起原因</text:p>
      <text:p text:style-name="P16"/>
      <text:p text:style-name="P17">Among recent work with similar motivation, we are aware of the Neural Turing Machine [17] and</text:p>
      <text:p text:style-name="P17">Memory Networks [33]. However, our work can be considered more as a follow up of the research</text:p>
      <text:p text:style-name="P17">done in the early nineties, when similar types of memory augmented neural networks were stud-</text:p>
      <text:p text:style-name="P17">ied [12, 26, 27, 37].</text:p>
      <text:p text:style-name="P17"/>
      <text:p text:style-name="P17">学习<text:span text:style-name="T11">Algorithmic Pattern 的规律，也就是和计数和记忆相关的</text:span></text:p>
      <text:p text:style-name="P17">用一元或者二元表示</text:p>
      <text:p text:style-name="P18"/>
      <text:p text:style-name="P18">Their(NTM) memory controller works with a fixed size memory</text:p>
      <text:p text:style-name="P18">and it is not clear if its complexity is necessary for the the simple problems they study.</text:p>
      <text:p text:style-name="P14"/>
      <text:p text:style-name="P14"/>
      <text:p text:style-name="P19">7.neural programming by examples</text:p>
      <text:p text:style-name="P19">Our work is one step towards teaching DNN to generate computer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4:43:54.942181664</meta:creation-date>
    <dc:date>2018-01-04T15:36:10.649714004</dc:date>
    <meta:editing-duration>P2DT5H59M17S</meta:editing-duration>
    <meta:editing-cycles>25</meta:editing-cycles>
    <meta:generator>LibreOffice/5.1.6.2$Linux_X86_64 LibreOffice_project/10m0$Build-2</meta:generator>
    <meta:document-statistic meta:table-count="0" meta:image-count="0" meta:object-count="0" meta:page-count="2" meta:paragraph-count="50" meta:word-count="675" meta:character-count="2727" meta:non-whitespace-character-count="2366"/>
  </office:meta>
</office:document-meta>
</file>